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PT Sans Caption" svg:font-family="'PT Sans Captio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5012in" svg:height="8.1256in" svg:x="2.7063in" svg:y="0.0417in">
            <draw:object draw:notify-on-update-of-ranges="Sheet1.A1:Sheet1.A1 Sheet1.B1:Sheet1.C1 Sheet1.A2:Sheet1.A2 Sheet1.B2:Sheet1.C2 Sheet1.A3:Sheet1.A3 Sheet1.B3:Sheet1.C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511in" svg:height="8.1256in" svg:x="11.6248in" svg:y="0.0417in">
            <draw:object draw:notify-on-update-of-ranges="Sheet1.K1:Sheet1.K1 Sheet1.L1:Sheet1.M1 Sheet1.K2:Sheet1.K2 Sheet1.L2:Sheet1.M2 Sheet1.K3:Sheet1.K3 Sheet1.L3:Sheet1.M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ГОСТ 28147-89</text:p>
          </table:table-cell>
          <table:table-cell office:value-type="string">
            <text:p>MacGuffin</text:p>
          </table:table-cell>
          <table:table-cell table:number-columns-repeated="7"/>
          <table:table-cell/>
          <table:table-cell office:value-type="string">
            <text:p>ГОСТ 28147-89</text:p>
          </table:table-cell>
          <table:table-cell office:value-type="string">
            <text:p>MacGuffin</text:p>
          </table:table-cell>
        </table:table-row>
        <table:table-row table:style-name="ro1">
          <table:table-cell office:value-type="string">
            <text:p>Случайная генерация</text:p>
          </table:table-cell>
          <table:table-cell office:value-type="float" office:value="53">
            <text:p>53</text:p>
          </table:table-cell>
          <table:table-cell office:value-type="float" office:value="0.33">
            <text:p>0.33</text:p>
          </table:table-cell>
          <table:table-cell table:number-columns-repeated="7"/>
          <table:table-cell office:value-type="string">
            <text:p>Случайная генерация</text:p>
          </table:table-cell>
          <table:table-cell table:formula="of:=0.01" office:value-type="float" office:value="0.01">
            <text:p>0.01</text:p>
          </table:table-cell>
          <table:table-cell table:formula="of:=0.0001" office:value-type="float" office:value="0.0001">
            <text:p>0.0001</text:p>
          </table:table-cell>
        </table:table-row>
        <table:table-row table:style-name="ro1">
          <table:table-cell office:value-type="string">
            <text:p>Метод имитации отжига</text:p>
          </table:table-cell>
          <table:table-cell office:value-type="float" office:value="172">
            <text:p>172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string">
            <text:p>Метод имитации отжига</text:p>
          </table:table-cell>
          <table:table-cell table:formula="of:=20" office:value-type="float" office:value="20">
            <text:p>20</text:p>
          </table:table-cell>
          <table:table-cell table:formula="of:=0.5" office:value-type="float" office:value="0.5">
            <text:p>0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PT Sans Caption" svg:font-family="'PT Sans Captio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PT Sans Caption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2T13:54:01</meta:creation-date>
    <dc:date>2013-06-02T14:17:22</dc:date>
    <meta:editing-duration>PT8M11S</meta:editing-duration>
    <meta:editing-cycles>1</meta:editing-cycles>
    <meta:document-statistic meta:table-count="3" meta:cell-count="18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PT Sans Caption'" style:font-style-name="Regular"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PT Sans Caption'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PT Sans Caption'" style:font-style-name="Regular"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family="'PT Sans Caption'" style:font-style-name="Regular"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family="'PT Sans Caption'" style:font-style-name="Regular" fo:font-size="16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family="'PT Sans Caption'" style:font-style-name="Regular" fo:font-size="16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4cm" svg:height="20.64cm" xlink:href=".." xlink:type="simple" chart:class="chart:bar" chart:style-name="ch1">
        <chart:legend chart:legend-position="bottom" svg:x="3.152cm" svg:y="18.695cm" style:legend-expansion="wide" chart:style-name="ch2"/>
        <chart:plot-area chart:style-name="ch3" table:cell-range-address="Sheet1.A1:Sheet1.C3" chart:data-source-has-labels="both" svg:x="2.094cm" svg:y="1.783cm" svg:width="11.322cm" svg:height="16.08cm">
          <chartooo:coordinate-region svg:x="3.336cm" svg:y="2.14cm" svg:width="10.08cm" svg:height="14.533cm"/>
          <chart:axis chart:dimension="x" chart:name="primary-x" chart:style-name="ch4" chartooo:axis-type="auto">
            <chartooo:date-scale/>
            <chart:categories table:cell-range-address="Sheet1.B1:Sheet1.C1"/>
          </chart:axis>
          <chart:axis chart:dimension="y" chart:name="primary-y" chart:style-name="ch5">
            <chart:title svg:x="0.451cm" svg:y="12.947cm" chart:style-name="ch6">
              <text:p>S-блоков в сутки</text:p>
            </chart:title>
            <chart:grid chart:style-name="ch7" chart:class="major"/>
          </chart:axis>
          <chart:series chart:style-name="ch8" chart:values-cell-range-address="Sheet1.B2:Sheet1.C2" chart:label-cell-address="Sheet1.A2:Sheet1.A2" chart:class="chart:bar">
            <chart:data-point chart:repeated="2"/>
          </chart:series>
          <chart:series chart:style-name="ch9" chart:values-cell-range-address="Sheet1.B3:Sheet1.C3" chart:label-cell-address="Sheet1.A3:Sheet1.A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ГОСТ 28147-89</text:p>
                <draw:g>
                  <svg:desc>Sheet1.B1:Sheet1.C1</svg:desc>
                </draw:g>
              </table:table-cell>
              <table:table-cell office:value-type="string">
                <text:p>MacGuffin</text:p>
              </table:table-cell>
            </table:table-row>
          </table:table-header-rows>
          <table:table-rows>
            <table:table-row>
              <table:table-cell office:value-type="string">
                <text:p>Случайная генерация</text:p>
                <draw:g>
                  <svg:desc>Sheet1.A2:Sheet1.A2</svg:desc>
                </draw:g>
              </table:table-cell>
              <table:table-cell office:value-type="float" office:value="53">
                <text:p>53</text:p>
                <draw:g>
                  <svg:desc>Sheet1.B2:Sheet1.C2</svg:desc>
                </draw:g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Метод имитации отжига</text:p>
                <draw:g>
                  <svg:desc>Sheet1.A3:Sheet1.A3</svg:desc>
                </draw:g>
              </table:table-cell>
              <table:table-cell office:value-type="float" office:value="172">
                <text:p>172</text:p>
                <draw:g>
                  <svg:desc>Sheet1.B3:Sheet1.C3</svg:desc>
                </draw:g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PT Sans Caption'" style:font-style-name="Regular"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PT Sans Caption'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PT Sans Caption'" style:font-style-name="Regular"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family="'PT Sans Caption'" style:font-style-name="Regular" fo:font-size="16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family="'PT Sans Caption'" style:font-style-name="Regular" fo:font-size="16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99cm" svg:height="20.64cm" xlink:href=".." xlink:type="simple" chart:class="chart:bar" chart:style-name="ch1">
        <chart:legend chart:legend-position="bottom" svg:x="3.164cm" svg:y="18.695cm" style:legend-expansion="wide" chart:style-name="ch2"/>
        <chart:plot-area chart:style-name="ch3" table:cell-range-address="Sheet1.K1:Sheet1.M3" chart:data-source-has-labels="both" svg:x="2.094cm" svg:y="1.783cm" svg:width="11.347cm" svg:height="16.08cm">
          <chartooo:coordinate-region svg:x="2.751cm" svg:y="1.988cm" svg:width="10.69cm" svg:height="14.685cm"/>
          <chart:axis chart:dimension="x" chart:name="primary-x" chart:style-name="ch4" chartooo:axis-type="auto">
            <chartooo:date-scale/>
            <chart:categories table:cell-range-address="Sheet1.L1:Sheet1.M1"/>
          </chart:axis>
          <chart:axis chart:dimension="y" chart:name="primary-y" chart:style-name="ch5">
            <chart:title svg:x="0.451cm" svg:y="14.535cm" chart:style-name="ch6">
              <text:p>% Оптимальных S-блоков</text:p>
            </chart:title>
            <chart:grid chart:style-name="ch7" chart:class="major"/>
          </chart:axis>
          <chart:series chart:style-name="ch8" chart:values-cell-range-address="Sheet1.L2:Sheet1.M2" chart:label-cell-address="Sheet1.K2:Sheet1.K2" chart:class="chart:bar">
            <chart:data-point chart:repeated="2"/>
          </chart:series>
          <chart:series chart:style-name="ch9" chart:values-cell-range-address="Sheet1.L3:Sheet1.M3" chart:label-cell-address="Sheet1.K3:Sheet1.K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ГОСТ 28147-89</text:p>
                <draw:g>
                  <svg:desc>Sheet1.L1:Sheet1.M1</svg:desc>
                </draw:g>
              </table:table-cell>
              <table:table-cell office:value-type="string">
                <text:p>MacGuffin</text:p>
              </table:table-cell>
            </table:table-row>
          </table:table-header-rows>
          <table:table-rows>
            <table:table-row>
              <table:table-cell office:value-type="string">
                <text:p>Случайная генерация</text:p>
                <draw:g>
                  <svg:desc>Sheet1.K2:Sheet1.K2</svg:desc>
                </draw:g>
              </table:table-cell>
              <table:table-cell office:value-type="float" office:value="0.01">
                <text:p>0.01</text:p>
                <draw:g>
                  <svg:desc>Sheet1.L2:Sheet1.M2</svg:desc>
                </draw:g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Метод имитации отжига</text:p>
                <draw:g>
                  <svg:desc>Sheet1.K3:Sheet1.K3</svg:desc>
                </draw:g>
              </table:table-cell>
              <table:table-cell office:value-type="float" office:value="20">
                <text:p>20</text:p>
                <draw:g>
                  <svg:desc>Sheet1.L3:Sheet1.M3</svg:desc>
                </draw:g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